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78"/>
        </table:table-row>
        <table:table-row table:style-name="ro11" table:visibility="collapse">
          <table:table-cell table:style-name="ce13"/>
          <table:table-cell table:style-name="ce27" table:number-columns-repeated="228"/>
          <table:table-cell table:style-name="ce25"/>
          <table:table-cell table:style-name="Default" table:number-columns-repeated="16"/>
          <table:table-cell table:style-name="ce25" table:number-columns-repeated="778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U6])" office:value-type="float" office:value="1044">
            <text:p>1044,0</text:p>
          </table:table-cell>
          <table:table-cell table:style-name="ce29"/>
          <table:table-cell table:style-name="ce29" table:formula="of:=SUM([.D7:.D35])" office:value-type="float" office:value="2.5">
            <text:p>2,5</text:p>
          </table:table-cell>
          <table:table-cell table:style-name="ce29" table:formula="of:=SUM([.E7:.E35])" office:value-type="float" office:value="7.5">
            <text:p>7,5</text:p>
          </table:table-cell>
          <table:table-cell table:style-name="ce29" table:formula="of:=SUM([.F7:.F35])" office:value-type="float" office:value="0">
            <text:p>0,0</text:p>
          </table:table-cell>
          <table:table-cell table:style-name="ce29" table:formula="of:=SUM([.G7:.G35])" office:value-type="float" office:value="0">
            <text:p>0,0</text:p>
          </table:table-cell>
          <table:table-cell table:style-name="ce29" table:formula="of:=SUM([.H7:.H35])" office:value-type="float" office:value="9">
            <text:p>9,0</text:p>
          </table:table-cell>
          <table:table-cell table:style-name="ce29" table:formula="of:=SUM([.I7:.I35])" office:value-type="float" office:value="10.5">
            <text:p>10,5</text:p>
          </table:table-cell>
          <table:table-cell table:style-name="ce29" table:formula="of:=SUM([.J7:.J35])" office:value-type="float" office:value="7.5">
            <text:p>7,5</text:p>
          </table:table-cell>
          <table:table-cell table:style-name="ce29" table:formula="of:=SUM([.K7:.K35])" office:value-type="float" office:value="10">
            <text:p>10,0</text:p>
          </table:table-cell>
          <table:table-cell table:style-name="ce29" table:formula="of:=SUM([.L7:.L35])" office:value-type="float" office:value="8.5">
            <text:p>8,5</text:p>
          </table:table-cell>
          <table:table-cell table:style-name="ce29" table:formula="of:=SUM([.M7:.M35])" office:value-type="float" office:value="0">
            <text:p>0,0</text:p>
          </table:table-cell>
          <table:table-cell table:style-name="ce29" table:formula="of:=SUM([.N7:.N35])" office:value-type="float" office:value="0.5">
            <text:p>0,5</text:p>
          </table:table-cell>
          <table:table-cell table:style-name="ce29" table:formula="of:=SUM([.O7:.O35])" office:value-type="float" office:value="7.5">
            <text:p>7,5</text:p>
          </table:table-cell>
          <table:table-cell table:style-name="ce29" table:formula="of:=SUM([.P7:.P35])" office:value-type="float" office:value="10">
            <text:p>10,0</text:p>
          </table:table-cell>
          <table:table-cell table:style-name="ce29" table:formula="of:=SUM([.Q7:.Q35])" office:value-type="float" office:value="10.5">
            <text:p>10,5</text:p>
          </table:table-cell>
          <table:table-cell table:style-name="ce29" table:formula="of:=SUM([.R7:.R35])" office:value-type="float" office:value="8.5">
            <text:p>8,5</text:p>
          </table:table-cell>
          <table:table-cell table:style-name="ce29" table:formula="of:=SUM([.S7:.S35])" office:value-type="float" office:value="7.5">
            <text:p>7,5</text:p>
          </table:table-cell>
          <table:table-cell table:style-name="ce29" table:formula="of:=SUM([.T7:.T35])" office:value-type="float" office:value="0">
            <text:p>0,0</text:p>
          </table:table-cell>
          <table:table-cell table:style-name="ce29" table:formula="of:=SUM([.U7:.U35])" office:value-type="float" office:value="0">
            <text:p>0,0</text:p>
          </table:table-cell>
          <table:table-cell table:style-name="ce29" table:formula="of:=SUM([.V7:.V35])" office:value-type="float" office:value="8.5">
            <text:p>8,5</text:p>
          </table:table-cell>
          <table:table-cell table:style-name="ce29" table:formula="of:=SUM([.W7:.W35])" office:value-type="float" office:value="7.5">
            <text:p>7,5</text:p>
          </table:table-cell>
          <table:table-cell table:style-name="ce29" table:formula="of:=SUM([.X7:.X35])" office:value-type="float" office:value="6.5">
            <text:p>6,5</text:p>
          </table:table-cell>
          <table:table-cell table:style-name="ce29" table:formula="of:=SUM([.Y7:.Y35])" office:value-type="float" office:value="2">
            <text:p>2,0</text:p>
          </table:table-cell>
          <table:table-cell table:style-name="ce29" table:formula="of:=SUM([.Z7:.Z35])" office:value-type="float" office:value="5.5">
            <text:p>5,5</text:p>
          </table:table-cell>
          <table:table-cell table:style-name="ce29" table:formula="of:=SUM([.AA7:.AA35])" office:value-type="float" office:value="13.5">
            <text:p>13,5</text:p>
          </table:table-cell>
          <table:table-cell table:style-name="ce29" table:formula="of:=SUM([.AB7:.AB35])" office:value-type="float" office:value="8.5">
            <text:p>8,5</text:p>
          </table:table-cell>
          <table:table-cell table:style-name="ce29" table:formula="of:=SUM([.AC7:.AC35])" office:value-type="float" office:value="9.5">
            <text:p>9,5</text:p>
          </table:table-cell>
          <table:table-cell table:style-name="ce29" table:formula="of:=SUM([.AD7:.AD35])" office:value-type="float" office:value="8.5">
            <text:p>8,5</text:p>
          </table:table-cell>
          <table:table-cell table:style-name="ce29" table:formula="of:=SUM([.AE7:.AE35])" office:value-type="float" office:value="9">
            <text:p>9,0</text:p>
          </table:table-cell>
          <table:table-cell table:style-name="ce29" table:formula="of:=SUM([.AF7:.AF35])" office:value-type="float" office:value="10.5">
            <text:p>10,5</text:p>
          </table:table-cell>
          <table:table-cell table:style-name="ce29" table:formula="of:=SUM([.AG7:.AG35])" office:value-type="float" office:value="3">
            <text:p>3,0</text:p>
          </table:table-cell>
          <table:table-cell table:style-name="ce29" table:formula="of:=SUM([.AH7:.AH35])" office:value-type="float" office:value="0">
            <text:p>0,0</text:p>
          </table:table-cell>
          <table:table-cell table:style-name="ce29" table:formula="of:=SUM([.AI7:.AI35])" office:value-type="float" office:value="0">
            <text:p>0,0</text:p>
          </table:table-cell>
          <table:table-cell table:style-name="ce29" table:formula="of:=SUM([.AJ7:.AJ35])" office:value-type="float" office:value="0">
            <text:p>0,0</text:p>
          </table:table-cell>
          <table:table-cell table:style-name="ce29" table:formula="of:=SUM([.AK7:.AK35])" office:value-type="float" office:value="0">
            <text:p>0,0</text:p>
          </table:table-cell>
          <table:table-cell table:style-name="ce29" table:formula="of:=SUM([.AL7:.AL35])" office:value-type="float" office:value="0">
            <text:p>0,0</text:p>
          </table:table-cell>
          <table:table-cell table:style-name="ce29" table:formula="of:=SUM([.AM7:.AM35])" office:value-type="float" office:value="0">
            <text:p>0,0</text:p>
          </table:table-cell>
          <table:table-cell table:style-name="ce29" table:formula="of:=SUM([.AN7:.AN35])" office:value-type="float" office:value="0">
            <text:p>0,0</text:p>
          </table:table-cell>
          <table:table-cell table:style-name="ce29" table:formula="of:=SUM([.AO7:.AO35])" office:value-type="float" office:value="0">
            <text:p>0,0</text:p>
          </table:table-cell>
          <table:table-cell table:style-name="ce29" table:formula="of:=SUM([.AP7:.AP35])" office:value-type="float" office:value="0">
            <text:p>0,0</text:p>
          </table:table-cell>
          <table:table-cell table:style-name="ce29" table:formula="of:=SUM([.AQ7:.AQ35])" office:value-type="float" office:value="0">
            <text:p>0,0</text:p>
          </table:table-cell>
          <table:table-cell table:style-name="ce29" table:formula="of:=SUM([.AR7:.AR35])" office:value-type="float" office:value="0">
            <text:p>0,0</text:p>
          </table:table-cell>
          <table:table-cell table:style-name="ce29" table:formula="of:=SUM([.AS7:.AS35])" office:value-type="float" office:value="0">
            <text:p>0,0</text:p>
          </table:table-cell>
          <table:table-cell table:style-name="ce29" table:formula="of:=SUM([.AT7:.AT35])" office:value-type="float" office:value="0">
            <text:p>0,0</text:p>
          </table:table-cell>
          <table:table-cell table:style-name="ce29" table:formula="of:=SUM([.AU7:.AU35])" office:value-type="float" office:value="0">
            <text:p>0,0</text:p>
          </table:table-cell>
          <table:table-cell table:style-name="ce29" table:formula="of:=SUM([.AV7:.AV35])" office:value-type="float" office:value="0.5">
            <text:p>0,5</text:p>
          </table:table-cell>
          <table:table-cell table:style-name="ce29" table:formula="of:=SUM([.AW7:.AW35])" office:value-type="float" office:value="0">
            <text:p>0,0</text:p>
          </table:table-cell>
          <table:table-cell table:style-name="ce29" table:formula="of:=SUM([.AX7:.AX35])" office:value-type="float" office:value="8">
            <text:p>8,0</text:p>
          </table:table-cell>
          <table:table-cell table:style-name="ce29" table:formula="of:=SUM([.AY7:.AY35])" office:value-type="float" office:value="0.5">
            <text:p>0,5</text:p>
          </table:table-cell>
          <table:table-cell table:style-name="ce29" table:formula="of:=SUM([.AZ7:.AZ35])" office:value-type="float" office:value="4.5">
            <text:p>4,5</text:p>
          </table:table-cell>
          <table:table-cell table:style-name="ce29" table:formula="of:=SUM([.BA7:.BA35])" office:value-type="float" office:value="10">
            <text:p>10,0</text:p>
          </table:table-cell>
          <table:table-cell table:style-name="ce29" table:formula="of:=SUM([.BB7:.BB35])" office:value-type="float" office:value="6.5">
            <text:p>6,5</text:p>
          </table:table-cell>
          <table:table-cell table:style-name="ce29" table:formula="of:=SUM([.BC7:.BC35])" office:value-type="float" office:value="0">
            <text:p>0,0</text:p>
          </table:table-cell>
          <table:table-cell table:style-name="ce29" table:formula="of:=SUM([.BD7:.BD35])" office:value-type="float" office:value="0">
            <text:p>0,0</text:p>
          </table:table-cell>
          <table:table-cell table:style-name="ce29" table:formula="of:=SUM([.BE7:.BE35])" office:value-type="float" office:value="8">
            <text:p>8,0</text:p>
          </table:table-cell>
          <table:table-cell table:style-name="ce29" table:formula="of:=SUM([.BF7:.BF35])" office:value-type="float" office:value="6">
            <text:p>6,0</text:p>
          </table:table-cell>
          <table:table-cell table:style-name="ce29" table:formula="of:=SUM([.BG7:.BG35])" office:value-type="float" office:value="11.5">
            <text:p>11,5</text:p>
          </table:table-cell>
          <table:table-cell table:style-name="ce29" table:formula="of:=SUM([.BH7:.BH35])" office:value-type="float" office:value="0">
            <text:p>0,0</text:p>
          </table:table-cell>
          <table:table-cell table:style-name="ce29" table:formula="of:=SUM([.BI7:.BI35])" office:value-type="float" office:value="0">
            <text:p>0,0</text:p>
          </table:table-cell>
          <table:table-cell table:style-name="ce29" table:formula="of:=SUM([.BJ7:.BJ35])" office:value-type="float" office:value="0">
            <text:p>0,0</text:p>
          </table:table-cell>
          <table:table-cell table:style-name="ce29" table:formula="of:=SUM([.BK7:.BK35])" office:value-type="float" office:value="0">
            <text:p>0,0</text:p>
          </table:table-cell>
          <table:table-cell table:style-name="ce29" table:formula="of:=SUM([.BL7:.BL35])" office:value-type="float" office:value="2">
            <text:p>2,0</text:p>
          </table:table-cell>
          <table:table-cell table:style-name="ce29" table:formula="of:=SUM([.BM7:.BM35])" office:value-type="float" office:value="8.5">
            <text:p>8,5</text:p>
          </table:table-cell>
          <table:table-cell table:style-name="ce29" table:formula="of:=SUM([.BN7:.BN35])" office:value-type="float" office:value="7.5">
            <text:p>7,5</text:p>
          </table:table-cell>
          <table:table-cell table:style-name="ce29" table:formula="of:=SUM([.BO7:.BO35])" office:value-type="float" office:value="6">
            <text:p>6,0</text:p>
          </table:table-cell>
          <table:table-cell table:style-name="ce29" table:formula="of:=SUM([.BP7:.BP35])" office:value-type="float" office:value="5">
            <text:p>5,0</text:p>
          </table:table-cell>
          <table:table-cell table:style-name="ce29" table:formula="of:=SUM([.BQ7:.BQ35])" office:value-type="float" office:value="0">
            <text:p>0,0</text:p>
          </table:table-cell>
          <table:table-cell table:style-name="ce29" table:formula="of:=SUM([.BR7:.BR35])" office:value-type="float" office:value="0">
            <text:p>0,0</text:p>
          </table:table-cell>
          <table:table-cell table:style-name="ce29" table:formula="of:=SUM([.BS7:.BS35])" office:value-type="float" office:value="5.5">
            <text:p>5,5</text:p>
          </table:table-cell>
          <table:table-cell table:style-name="ce29" table:formula="of:=SUM([.BT7:.BT35])" office:value-type="float" office:value="7">
            <text:p>7,0</text:p>
          </table:table-cell>
          <table:table-cell table:style-name="ce29" table:formula="of:=SUM([.BU7:.BU35])" office:value-type="float" office:value="0">
            <text:p>0,0</text:p>
          </table:table-cell>
          <table:table-cell table:style-name="ce29" table:formula="of:=SUM([.BV7:.BV35])" office:value-type="float" office:value="5.5">
            <text:p>5,5</text:p>
          </table:table-cell>
          <table:table-cell table:style-name="ce29" table:formula="of:=SUM([.BW7:.BW35])" office:value-type="float" office:value="6">
            <text:p>6,0</text:p>
          </table:table-cell>
          <table:table-cell table:style-name="ce29" table:formula="of:=SUM([.BX7:.BX35])" office:value-type="float" office:value="0">
            <text:p>0,0</text:p>
          </table:table-cell>
          <table:table-cell table:style-name="ce29" table:formula="of:=SUM([.BY7:.BY35])" office:value-type="float" office:value="0">
            <text:p>0,0</text:p>
          </table:table-cell>
          <table:table-cell table:style-name="ce29" table:formula="of:=SUM([.BZ7:.BZ35])" office:value-type="float" office:value="5.5">
            <text:p>5,5</text:p>
          </table:table-cell>
          <table:table-cell table:style-name="ce29" table:formula="of:=SUM([.CA7:.CA35])" office:value-type="float" office:value="6">
            <text:p>6,0</text:p>
          </table:table-cell>
          <table:table-cell table:style-name="ce29" table:formula="of:=SUM([.CB7:.CB35])" office:value-type="float" office:value="8.5">
            <text:p>8,5</text:p>
          </table:table-cell>
          <table:table-cell table:style-name="ce29" table:formula="of:=SUM([.CC7:.CC35])" office:value-type="float" office:value="2.5">
            <text:p>2,5</text:p>
          </table:table-cell>
          <table:table-cell table:style-name="ce29" table:formula="of:=SUM([.CD7:.CD35])" office:value-type="float" office:value="0">
            <text:p>0,0</text:p>
          </table:table-cell>
          <table:table-cell table:style-name="ce29" table:formula="of:=SUM([.CE7:.CE35])" office:value-type="float" office:value="0">
            <text:p>0,0</text:p>
          </table:table-cell>
          <table:table-cell table:style-name="ce29" table:formula="of:=SUM([.CF7:.CF35])" office:value-type="float" office:value="0">
            <text:p>0,0</text:p>
          </table:table-cell>
          <table:table-cell table:style-name="ce29" table:formula="of:=SUM([.CG7:.CG35])" office:value-type="float" office:value="3">
            <text:p>3,0</text:p>
          </table:table-cell>
          <table:table-cell table:style-name="ce29" table:formula="of:=SUM([.CH7:.CH35])" office:value-type="float" office:value="6.5">
            <text:p>6,5</text:p>
          </table:table-cell>
          <table:table-cell table:style-name="ce29" table:formula="of:=SUM([.CI7:.CI35])" office:value-type="float" office:value="6">
            <text:p>6,0</text:p>
          </table:table-cell>
          <table:table-cell table:style-name="ce29" table:formula="of:=SUM([.CJ7:.CJ35])" office:value-type="float" office:value="9.5">
            <text:p>9,5</text:p>
          </table:table-cell>
          <table:table-cell table:style-name="ce29" table:formula="of:=SUM([.CK7:.CK35])" office:value-type="float" office:value="6">
            <text:p>6,0</text:p>
          </table:table-cell>
          <table:table-cell table:style-name="ce29" table:formula="of:=SUM([.CL7:.CL35])" office:value-type="float" office:value="0">
            <text:p>0,0</text:p>
          </table:table-cell>
          <table:table-cell table:style-name="ce29" table:formula="of:=SUM([.CM7:.CM35])" office:value-type="float" office:value="0">
            <text:p>0,0</text:p>
          </table:table-cell>
          <table:table-cell table:style-name="ce29" table:formula="of:=SUM([.CN7:.CN35])" office:value-type="float" office:value="8.5">
            <text:p>8,5</text:p>
          </table:table-cell>
          <table:table-cell table:style-name="ce29" table:formula="of:=SUM([.CO7:.CO35])" office:value-type="float" office:value="8">
            <text:p>8,0</text:p>
          </table:table-cell>
          <table:table-cell table:style-name="ce29" table:formula="of:=SUM([.CP7:.CP35])" office:value-type="float" office:value="5">
            <text:p>5,0</text:p>
          </table:table-cell>
          <table:table-cell table:style-name="ce29" table:formula="of:=SUM([.CQ7:.CQ35])" office:value-type="float" office:value="8.5">
            <text:p>8,5</text:p>
          </table:table-cell>
          <table:table-cell table:style-name="ce29" table:formula="of:=SUM([.CR7:.CR35])" office:value-type="float" office:value="6">
            <text:p>6,0</text:p>
          </table:table-cell>
          <table:table-cell table:style-name="ce29" table:formula="of:=SUM([.CS7:.CS35])" office:value-type="float" office:value="0.5">
            <text:p>0,5</text:p>
          </table:table-cell>
          <table:table-cell table:style-name="ce29" table:formula="of:=SUM([.CT7:.CT35])" office:value-type="float" office:value="0">
            <text:p>0,0</text:p>
          </table:table-cell>
          <table:table-cell table:style-name="ce29" table:formula="of:=SUM([.CU7:.CU35])" office:value-type="float" office:value="6.5">
            <text:p>6,5</text:p>
          </table:table-cell>
          <table:table-cell table:style-name="ce29" table:formula="of:=SUM([.CV7:.CV35])" office:value-type="float" office:value="8">
            <text:p>8,0</text:p>
          </table:table-cell>
          <table:table-cell table:style-name="ce29" table:formula="of:=SUM([.CW7:.CW35])" office:value-type="float" office:value="4">
            <text:p>4,0</text:p>
          </table:table-cell>
          <table:table-cell table:style-name="ce29" table:formula="of:=SUM([.CX7:.CX35])" office:value-type="float" office:value="9">
            <text:p>9,0</text:p>
          </table:table-cell>
          <table:table-cell table:style-name="ce29" table:formula="of:=SUM([.CY7:.CY35])" office:value-type="float" office:value="8">
            <text:p>8,0</text:p>
          </table:table-cell>
          <table:table-cell table:style-name="ce29" table:formula="of:=SUM([.CZ7:.CZ35])" office:value-type="float" office:value="0">
            <text:p>0,0</text:p>
          </table:table-cell>
          <table:table-cell table:style-name="ce29" table:formula="of:=SUM([.DA7:.DA35])" office:value-type="float" office:value="0">
            <text:p>0,0</text:p>
          </table:table-cell>
          <table:table-cell table:style-name="ce29" table:formula="of:=SUM([.DB7:.DB35])" office:value-type="float" office:value="5.5">
            <text:p>5,5</text:p>
          </table:table-cell>
          <table:table-cell table:style-name="ce29" table:formula="of:=SUM([.DC7:.DC35])" office:value-type="float" office:value="7.5">
            <text:p>7,5</text:p>
          </table:table-cell>
          <table:table-cell table:style-name="ce29" table:formula="of:=SUM([.DD7:.DD35])" office:value-type="float" office:value="4">
            <text:p>4,0</text:p>
          </table:table-cell>
          <table:table-cell table:style-name="ce29" table:formula="of:=SUM([.DE7:.DE35])" office:value-type="float" office:value="10">
            <text:p>10,0</text:p>
          </table:table-cell>
          <table:table-cell table:style-name="ce29" table:formula="of:=SUM([.DF7:.DF35])" office:value-type="float" office:value="9">
            <text:p>9,0</text:p>
          </table:table-cell>
          <table:table-cell table:style-name="ce29" table:formula="of:=SUM([.DG7:.DG35])" office:value-type="float" office:value="0">
            <text:p>0,0</text:p>
          </table:table-cell>
          <table:table-cell table:style-name="ce29" table:formula="of:=SUM([.DH7:.DH35])" office:value-type="float" office:value="0">
            <text:p>0,0</text:p>
          </table:table-cell>
          <table:table-cell table:style-name="ce29" table:formula="of:=SUM([.DI7:.DI35])" office:value-type="float" office:value="5">
            <text:p>5,0</text:p>
          </table:table-cell>
          <table:table-cell table:style-name="ce29" table:formula="of:=SUM([.DJ7:.DJ35])" office:value-type="float" office:value="11">
            <text:p>11,0</text:p>
          </table:table-cell>
          <table:table-cell table:style-name="ce29" table:formula="of:=SUM([.DK7:.DK35])" office:value-type="float" office:value="10.5">
            <text:p>10,5</text:p>
          </table:table-cell>
          <table:table-cell table:style-name="ce29" table:formula="of:=SUM([.DL7:.DL35])" office:value-type="float" office:value="8">
            <text:p>8,0</text:p>
          </table:table-cell>
          <table:table-cell table:style-name="ce29" table:formula="of:=SUM([.DM7:.DM35])" office:value-type="float" office:value="10">
            <text:p>10,0</text:p>
          </table:table-cell>
          <table:table-cell table:style-name="ce29" table:formula="of:=SUM([.DN7:.DN35])" office:value-type="float" office:value="0">
            <text:p>0,0</text:p>
          </table:table-cell>
          <table:table-cell table:style-name="ce29" table:formula="of:=SUM([.DO7:.DO35])" office:value-type="float" office:value="0">
            <text:p>0,0</text:p>
          </table:table-cell>
          <table:table-cell table:style-name="ce29" table:formula="of:=SUM([.DP7:.DP35])" office:value-type="float" office:value="0">
            <text:p>0,0</text:p>
          </table:table-cell>
          <table:table-cell table:style-name="ce29" table:formula="of:=SUM([.DQ7:.DQ35])" office:value-type="float" office:value="9.5">
            <text:p>9,5</text:p>
          </table:table-cell>
          <table:table-cell table:style-name="ce29" table:formula="of:=SUM([.DR7:.DR35])" office:value-type="float" office:value="4.5">
            <text:p>4,5</text:p>
          </table:table-cell>
          <table:table-cell table:style-name="ce29" table:formula="of:=SUM([.DS7:.DS35])" office:value-type="float" office:value="9">
            <text:p>9,0</text:p>
          </table:table-cell>
          <table:table-cell table:style-name="ce29" table:formula="of:=SUM([.DT7:.DT35])" office:value-type="float" office:value="7">
            <text:p>7,0</text:p>
          </table:table-cell>
          <table:table-cell table:style-name="ce29" table:formula="of:=SUM([.DU7:.DU35])" office:value-type="float" office:value="0">
            <text:p>0,0</text:p>
          </table:table-cell>
          <table:table-cell table:style-name="ce29" table:formula="of:=SUM([.DV7:.DV35])" office:value-type="float" office:value="0">
            <text:p>0,0</text:p>
          </table:table-cell>
          <table:table-cell table:style-name="ce29" table:formula="of:=SUM([.DW7:.DW35])" office:value-type="float" office:value="6">
            <text:p>6,0</text:p>
          </table:table-cell>
          <table:table-cell table:style-name="ce29" table:formula="of:=SUM([.DX7:.DX35])" office:value-type="float" office:value="6.5">
            <text:p>6,5</text:p>
          </table:table-cell>
          <table:table-cell table:style-name="ce29" table:formula="of:=SUM([.DY7:.DY35])" office:value-type="float" office:value="5.5">
            <text:p>5,5</text:p>
          </table:table-cell>
          <table:table-cell table:style-name="ce29" table:formula="of:=SUM([.DZ7:.DZ35])" office:value-type="float" office:value="9">
            <text:p>9,0</text:p>
          </table:table-cell>
          <table:table-cell table:style-name="ce29" table:formula="of:=SUM([.EA7:.EA35])" office:value-type="float" office:value="8">
            <text:p>8,0</text:p>
          </table:table-cell>
          <table:table-cell table:style-name="ce29" table:formula="of:=SUM([.EB7:.EB35])" office:value-type="float" office:value="1.5">
            <text:p>1,5</text:p>
          </table:table-cell>
          <table:table-cell table:style-name="ce29" table:formula="of:=SUM([.EC7:.EC35])" office:value-type="float" office:value="3.5">
            <text:p>3,5</text:p>
          </table:table-cell>
          <table:table-cell table:style-name="ce29" table:formula="of:=SUM([.ED7:.ED35])" office:value-type="float" office:value="8.5">
            <text:p>8,5</text:p>
          </table:table-cell>
          <table:table-cell table:style-name="ce29" table:formula="of:=SUM([.EE7:.EE35])" office:value-type="float" office:value="5.5">
            <text:p>5,5</text:p>
          </table:table-cell>
          <table:table-cell table:style-name="ce29" table:formula="of:=SUM([.EF7:.EF35])" office:value-type="float" office:value="7">
            <text:p>7,0</text:p>
          </table:table-cell>
          <table:table-cell table:style-name="ce29" table:formula="of:=SUM([.EG7:.EG35])" office:value-type="float" office:value="7.5">
            <text:p>7,5</text:p>
          </table:table-cell>
          <table:table-cell table:style-name="ce29" table:formula="of:=SUM([.EH7:.EH35])" office:value-type="float" office:value="8">
            <text:p>8,0</text:p>
          </table:table-cell>
          <table:table-cell table:style-name="ce29" table:formula="of:=SUM([.EI7:.EI35])" office:value-type="float" office:value="0">
            <text:p>0,0</text:p>
          </table:table-cell>
          <table:table-cell table:style-name="ce29" table:formula="of:=SUM([.EJ7:.EJ35])" office:value-type="float" office:value="4.5">
            <text:p>4,5</text:p>
          </table:table-cell>
          <table:table-cell table:style-name="ce29" table:formula="of:=SUM([.EK7:.EK35])" office:value-type="float" office:value="6.5">
            <text:p>6,5</text:p>
          </table:table-cell>
          <table:table-cell table:style-name="ce29" table:formula="of:=SUM([.EL7:.EL35])" office:value-type="float" office:value="0">
            <text:p>0,0</text:p>
          </table:table-cell>
          <table:table-cell table:style-name="ce29" table:formula="of:=SUM([.EM7:.EM35])" office:value-type="float" office:value="8">
            <text:p>8,0</text:p>
          </table:table-cell>
          <table:table-cell table:style-name="ce29" table:formula="of:=SUM([.EN7:.EN35])" office:value-type="float" office:value="7">
            <text:p>7,0</text:p>
          </table:table-cell>
          <table:table-cell table:style-name="ce29" table:formula="of:=SUM([.EO7:.EO35])" office:value-type="float" office:value="2">
            <text:p>2,0</text:p>
          </table:table-cell>
          <table:table-cell table:style-name="ce29" table:formula="of:=SUM([.EP7:.EP35])" office:value-type="float" office:value="0">
            <text:p>0,0</text:p>
          </table:table-cell>
          <table:table-cell table:style-name="ce29" table:formula="of:=SUM([.EQ7:.EQ35])" office:value-type="float" office:value="0">
            <text:p>0,0</text:p>
          </table:table-cell>
          <table:table-cell table:style-name="ce29" table:formula="of:=SUM([.ER7:.ER35])" office:value-type="float" office:value="1.5">
            <text:p>1,5</text:p>
          </table:table-cell>
          <table:table-cell table:style-name="ce29" table:formula="of:=SUM([.ES7:.ES35])" office:value-type="float" office:value="6">
            <text:p>6,0</text:p>
          </table:table-cell>
          <table:table-cell table:style-name="ce29" table:formula="of:=SUM([.ET7:.ET35])" office:value-type="float" office:value="7.5">
            <text:p>7,5</text:p>
          </table:table-cell>
          <table:table-cell table:style-name="ce29" table:formula="of:=SUM([.EU7:.EU35])" office:value-type="float" office:value="9.5">
            <text:p>9,5</text:p>
          </table:table-cell>
          <table:table-cell table:style-name="ce29" table:formula="of:=SUM([.EV7:.EV35])" office:value-type="float" office:value="0">
            <text:p>0,0</text:p>
          </table:table-cell>
          <table:table-cell table:style-name="ce29" table:formula="of:=SUM([.EW7:.EW35])" office:value-type="float" office:value="3">
            <text:p>3,0</text:p>
          </table:table-cell>
          <table:table-cell table:style-name="ce29" table:formula="of:=SUM([.EX7:.EX35])" office:value-type="float" office:value="0">
            <text:p>0,0</text:p>
          </table:table-cell>
          <table:table-cell table:style-name="ce29" table:formula="of:=SUM([.EY7:.EY35])" office:value-type="float" office:value="1.5">
            <text:p>1,5</text:p>
          </table:table-cell>
          <table:table-cell table:style-name="ce29" table:formula="of:=SUM([.EZ7:.EZ35])" office:value-type="float" office:value="7.5">
            <text:p>7,5</text:p>
          </table:table-cell>
          <table:table-cell table:style-name="ce29" table:formula="of:=SUM([.FA7:.FA35])" office:value-type="float" office:value="9.5">
            <text:p>9,5</text:p>
          </table:table-cell>
          <table:table-cell table:style-name="ce29" table:formula="of:=SUM([.FB7:.FB35])" office:value-type="float" office:value="10">
            <text:p>10,0</text:p>
          </table:table-cell>
          <table:table-cell table:style-name="ce29" table:formula="of:=SUM([.FC7:.FC35])" office:value-type="float" office:value="9">
            <text:p>9,0</text:p>
          </table:table-cell>
          <table:table-cell table:style-name="ce29" table:formula="of:=SUM([.FD7:.FD35])" office:value-type="float" office:value="0">
            <text:p>0,0</text:p>
          </table:table-cell>
          <table:table-cell table:style-name="ce29" table:formula="of:=SUM([.FE7:.FE35])" office:value-type="float" office:value="1.5">
            <text:p>1,5</text:p>
          </table:table-cell>
          <table:table-cell table:style-name="ce29" table:formula="of:=SUM([.FF7:.FF35])" office:value-type="float" office:value="2">
            <text:p>2,0</text:p>
          </table:table-cell>
          <table:table-cell table:style-name="ce29" table:formula="of:=SUM([.FG7:.FG35])" office:value-type="float" office:value="7">
            <text:p>7,0</text:p>
          </table:table-cell>
          <table:table-cell table:style-name="ce29" table:formula="of:=SUM([.FH7:.FH35])" office:value-type="float" office:value="10">
            <text:p>10,0</text:p>
          </table:table-cell>
          <table:table-cell table:style-name="ce29" table:formula="of:=SUM([.FI7:.FI35])" office:value-type="float" office:value="9.5">
            <text:p>9,5</text:p>
          </table:table-cell>
          <table:table-cell table:style-name="ce29" table:formula="of:=SUM([.FJ7:.FJ35])" office:value-type="float" office:value="0">
            <text:p>0,0</text:p>
          </table:table-cell>
          <table:table-cell table:style-name="ce29" table:formula="of:=SUM([.FK7:.FK35])" office:value-type="float" office:value="0">
            <text:p>0,0</text:p>
          </table:table-cell>
          <table:table-cell table:style-name="ce29" table:formula="of:=SUM([.FL7:.FL35])" office:value-type="float" office:value="0">
            <text:p>0,0</text:p>
          </table:table-cell>
          <table:table-cell table:style-name="ce29" table:formula="of:=SUM([.FM7:.FM35])" office:value-type="float" office:value="11">
            <text:p>11,0</text:p>
          </table:table-cell>
          <table:table-cell table:style-name="ce29" table:formula="of:=SUM([.FN7:.FN35])" office:value-type="float" office:value="11">
            <text:p>11,0</text:p>
          </table:table-cell>
          <table:table-cell table:style-name="ce29" table:formula="of:=SUM([.FO7:.FO35])" office:value-type="float" office:value="8.5">
            <text:p>8,5</text:p>
          </table:table-cell>
          <table:table-cell table:style-name="ce29" table:formula="of:=SUM([.FP7:.FP35])" office:value-type="float" office:value="8.5">
            <text:p>8,5</text:p>
          </table:table-cell>
          <table:table-cell table:style-name="ce29" table:formula="of:=SUM([.FQ7:.FQ35])" office:value-type="float" office:value="5.5">
            <text:p>5,5</text:p>
          </table:table-cell>
          <table:table-cell table:style-name="ce29" table:formula="of:=SUM([.FR7:.FR35])" office:value-type="float" office:value="2">
            <text:p>2,0</text:p>
          </table:table-cell>
          <table:table-cell table:style-name="ce29" table:formula="of:=SUM([.FS7:.FS35])" office:value-type="float" office:value="0">
            <text:p>0,0</text:p>
          </table:table-cell>
          <table:table-cell table:style-name="ce29" table:formula="of:=SUM([.FT7:.FT35])" office:value-type="float" office:value="7">
            <text:p>7,0</text:p>
          </table:table-cell>
          <table:table-cell table:style-name="ce29" table:formula="of:=SUM([.FU7:.FU35])" office:value-type="float" office:value="8">
            <text:p>8,0</text:p>
          </table:table-cell>
          <table:table-cell table:style-name="ce29" table:formula="of:=SUM([.FV7:.FV35])" office:value-type="float" office:value="9">
            <text:p>9,0</text:p>
          </table:table-cell>
          <table:table-cell table:style-name="ce29" table:formula="of:=SUM([.FW7:.FW35])" office:value-type="float" office:value="8.5">
            <text:p>8,5</text:p>
          </table:table-cell>
          <table:table-cell table:style-name="ce29" table:formula="of:=SUM([.FX7:.FX35])" office:value-type="float" office:value="0">
            <text:p>0,0</text:p>
          </table:table-cell>
          <table:table-cell table:style-name="ce29" table:formula="of:=SUM([.FY7:.FY35])" office:value-type="float" office:value="0">
            <text:p>0,0</text:p>
          </table:table-cell>
          <table:table-cell table:style-name="ce29" table:formula="of:=SUM([.FZ7:.FZ35])" office:value-type="float" office:value="0">
            <text:p>0,0</text:p>
          </table:table-cell>
          <table:table-cell table:style-name="ce29" table:formula="of:=SUM([.GA7:.GA35])" office:value-type="float" office:value="7">
            <text:p>7,0</text:p>
          </table:table-cell>
          <table:table-cell table:style-name="ce29" table:formula="of:=SUM([.GB7:.GB35])" office:value-type="float" office:value="0">
            <text:p>0,0</text:p>
          </table:table-cell>
          <table:table-cell table:style-name="ce29" table:formula="of:=SUM([.GC7:.GC35])" office:value-type="float" office:value="7">
            <text:p>7,0</text:p>
          </table:table-cell>
          <table:table-cell table:style-name="ce29" table:formula="of:=SUM([.GD7:.GD35])" office:value-type="float" office:value="9.5">
            <text:p>9,5</text:p>
          </table:table-cell>
          <table:table-cell table:style-name="ce29" table:formula="of:=SUM([.GE7:.GE35])" office:value-type="float" office:value="9.5">
            <text:p>9,5</text:p>
          </table:table-cell>
          <table:table-cell table:style-name="ce29" table:formula="of:=SUM([.GF7:.GF35])" office:value-type="float" office:value="1">
            <text:p>1,0</text:p>
          </table:table-cell>
          <table:table-cell table:style-name="ce29" table:formula="of:=SUM([.GG7:.GG35])" office:value-type="float" office:value="0">
            <text:p>0,0</text:p>
          </table:table-cell>
          <table:table-cell table:style-name="ce29" table:formula="of:=SUM([.GH7:.GH35])" office:value-type="float" office:value="7.5">
            <text:p>7,5</text:p>
          </table:table-cell>
          <table:table-cell table:style-name="ce29" table:formula="of:=SUM([.GI7:.GI35])" office:value-type="float" office:value="9.5">
            <text:p>9,5</text:p>
          </table:table-cell>
          <table:table-cell table:style-name="ce29" table:formula="of:=SUM([.GJ7:.GJ35])" office:value-type="float" office:value="8">
            <text:p>8,0</text:p>
          </table:table-cell>
          <table:table-cell table:style-name="ce29" table:formula="of:=SUM([.GK7:.GK35])" office:value-type="float" office:value="8">
            <text:p>8,0</text:p>
          </table:table-cell>
          <table:table-cell table:style-name="ce29" table:formula="of:=SUM([.GL7:.GL35])" office:value-type="float" office:value="8">
            <text:p>8,0</text:p>
          </table:table-cell>
          <table:table-cell table:style-name="ce29" table:formula="of:=SUM([.GM7:.GM35])" office:value-type="float" office:value="0">
            <text:p>0,0</text:p>
          </table:table-cell>
          <table:table-cell table:style-name="ce29" table:formula="of:=SUM([.GN7:.GN35])" office:value-type="float" office:value="0">
            <text:p>0,0</text:p>
          </table:table-cell>
          <table:table-cell table:style-name="ce29" table:formula="of:=SUM([.GO7:.GO35])" office:value-type="float" office:value="0">
            <text:p>0,0</text:p>
          </table:table-cell>
          <table:table-cell table:style-name="ce29" table:formula="of:=SUM([.GP7:.GP35])" office:value-type="float" office:value="7">
            <text:p>7,0</text:p>
          </table:table-cell>
          <table:table-cell table:style-name="ce29" table:formula="of:=SUM([.GQ7:.GQ35])" office:value-type="float" office:value="8">
            <text:p>8,0</text:p>
          </table:table-cell>
          <table:table-cell table:style-name="ce29" table:formula="of:=SUM([.GR7:.GR35])" office:value-type="float" office:value="8">
            <text:p>8,0</text:p>
          </table:table-cell>
          <table:table-cell table:style-name="ce29" table:formula="of:=SUM([.GS7:.GS35])" office:value-type="float" office:value="8">
            <text:p>8,0</text:p>
          </table:table-cell>
          <table:table-cell table:style-name="ce29" table:formula="of:=SUM([.GT7:.GT35])" office:value-type="float" office:value="0">
            <text:p>0,0</text:p>
          </table:table-cell>
          <table:table-cell table:style-name="ce29" table:formula="of:=SUM([.GU7:.GU35])" office:value-type="float" office:value="0">
            <text:p>0,0</text:p>
          </table:table-cell>
          <table:table-cell table:style-name="ce29" table:formula="of:=SUM([.GV7:.GV35])" office:value-type="float" office:value="5">
            <text:p>5,0</text:p>
          </table:table-cell>
          <table:table-cell table:style-name="ce29" table:formula="of:=SUM([.GW7:.GW35])" office:value-type="float" office:value="8">
            <text:p>8,0</text:p>
          </table:table-cell>
          <table:table-cell table:style-name="ce29" table:formula="of:=SUM([.GX7:.GX35])" office:value-type="float" office:value="7">
            <text:p>7,0</text:p>
          </table:table-cell>
          <table:table-cell table:style-name="ce29" table:formula="of:=SUM([.GY7:.GY35])" office:value-type="float" office:value="8">
            <text:p>8,0</text:p>
          </table:table-cell>
          <table:table-cell table:style-name="ce29" table:formula="of:=SUM([.GZ7:.GZ35])" office:value-type="float" office:value="8">
            <text:p>8,0</text:p>
          </table:table-cell>
          <table:table-cell table:style-name="ce29" table:formula="of:=SUM([.HA7:.HA35])" office:value-type="float" office:value="0">
            <text:p>0,0</text:p>
          </table:table-cell>
          <table:table-cell table:style-name="ce29" table:formula="of:=SUM([.HB7:.HB35])" office:value-type="float" office:value="0">
            <text:p>0,0</text:p>
          </table:table-cell>
          <table:table-cell table:style-name="ce29" table:formula="of:=SUM([.HC7:.HC35])" office:value-type="float" office:value="8">
            <text:p>8,0</text:p>
          </table:table-cell>
          <table:table-cell table:style-name="ce29" table:formula="of:=SUM([.HD7:.HD35])" office:value-type="float" office:value="0">
            <text:p>0,0</text:p>
          </table:table-cell>
          <table:table-cell table:style-name="ce29" table:formula="of:=SUM([.HE7:.HE35])" office:value-type="float" office:value="9">
            <text:p>9,0</text:p>
          </table:table-cell>
          <table:table-cell table:style-name="ce29" table:formula="of:=SUM([.HF7:.HF35])" office:value-type="float" office:value="8">
            <text:p>8,0</text:p>
          </table:table-cell>
          <table:table-cell table:style-name="ce29" table:formula="of:=SUM([.HG7:.HG35])" office:value-type="float" office:value="7.5">
            <text:p>7,5</text:p>
          </table:table-cell>
          <table:table-cell table:style-name="ce29" table:formula="of:=SUM([.HH7:.HH35])" office:value-type="float" office:value="0">
            <text:p>0,0</text:p>
          </table:table-cell>
          <table:table-cell table:style-name="ce29" table:formula="of:=SUM([.HI7:.HI35])" office:value-type="float" office:value="0">
            <text:p>0,0</text:p>
          </table:table-cell>
          <table:table-cell table:style-name="ce29" table:formula="of:=SUM([.HJ7:.HJ35])" office:value-type="float" office:value="2">
            <text:p>2,0</text:p>
          </table:table-cell>
          <table:table-cell table:style-name="ce29" table:formula="of:=SUM([.HK7:.HK35])" office:value-type="float" office:value="7.5">
            <text:p>7,5</text:p>
          </table:table-cell>
          <table:table-cell table:style-name="ce29" table:formula="of:=SUM([.HL7:.HL35])" office:value-type="float" office:value="8">
            <text:p>8,0</text:p>
          </table:table-cell>
          <table:table-cell table:style-name="ce29" table:formula="of:=SUM([.HM7:.HM35])" office:value-type="float" office:value="8">
            <text:p>8,0</text:p>
          </table:table-cell>
          <table:table-cell table:style-name="ce29" table:formula="of:=SUM([.HN7:.HN35])" office:value-type="float" office:value="8.5">
            <text:p>8,5</text:p>
          </table:table-cell>
          <table:table-cell table:style-name="ce29" table:formula="of:=SUM([.HO7:.HO35])" office:value-type="float" office:value="0">
            <text:p>0,0</text:p>
          </table:table-cell>
          <table:table-cell table:style-name="ce29" table:formula="of:=SUM([.HP7:.HP35])" office:value-type="float" office:value="0">
            <text:p>0,0</text:p>
          </table:table-cell>
          <table:table-cell table:style-name="ce29" table:formula="of:=SUM([.HQ7:.HQ35])" office:value-type="float" office:value="7">
            <text:p>7,0</text:p>
          </table:table-cell>
          <table:table-cell table:style-name="ce29" table:formula="of:=SUM([.HR7:.HR35])" office:value-type="float" office:value="0">
            <text:p>0,0</text:p>
          </table:table-cell>
          <table:table-cell table:style-name="ce29" table:formula="of:=SUM([.HS7:.HS35])" office:value-type="float" office:value="5">
            <text:p>5,0</text:p>
          </table:table-cell>
          <table:table-cell table:style-name="ce29" table:formula="of:=SUM([.HT7:.HT35])" office:value-type="float" office:value="4">
            <text:p>4,0</text:p>
          </table:table-cell>
          <table:table-cell table:style-name="ce29" table:formula="of:=SUM([.HU7:.HU35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78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27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8:.HU8])" office:value-type="float" office:value="6">
            <text:p>6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8.743cm" svg:y="3.257cm" draw:caption-point-x="-0.105cm" draw:caption-point-y="-0.48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9:.HU9])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0:.HU10])" office:value-type="float" office:value="4">
            <text:p>4,0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1:.HU11])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2:.HU12])" office:value-type="float" office:value="43">
            <text:p>4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3:.HU13])" office:value-type="float" office:value="42">
            <text:p>42,0</text:p>
          </table:table-cell>
          <table:table-cell table:style-name="ce29" table:number-columns-repeated="7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163.815cm" svg:y="7.376cm" draw:caption-point-x="-0.657cm" draw:caption-point-y="-1.41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168.449cm" svg:y="6.862cm" draw:caption-point-x="1.484cm" draw:caption-point-y="-0.90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4:.HU14])" office:value-type="float" office:value="54.5">
            <text:p>54,5</text:p>
          </table:table-cell>
          <table:table-cell table:style-name="ce29" table:number-columns-repeated="5"/>
          <table:table-cell table:style-name="ce29" office:value-type="float" office:value="3">
            <office:annotation office:display="true" draw:style-name="gr2" draw:text-style-name="P2" svg:width="2.899cm" svg:height="1.386cm" svg:x="18.305cm" svg:y="7.619cm" draw:caption-point-x="0.333cm" draw:caption-point-y="-1.02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32.662cm" svg:y="7.462cm" draw:caption-point-x="1.783cm" draw:caption-point-y="-0.86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36.808cm" svg:y="7.962cm" draw:caption-point-x="-0.105cm" draw:caption-point-y="-1.36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73.176cm" svg:y="6.895cm" draw:caption-point-x="-0.343cm" draw:caption-point-y="-0.29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161.839cm" svg:y="9.351cm" draw:caption-point-x="1.319cm" draw:caption-point-y="-2.75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175.082cm" svg:y="7.616cm" draw:caption-point-x="1.625cm" draw:caption-point-y="-1.0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30.571cm" svg:y="7.773cm" draw:caption-point-x="0.331cm" draw:caption-point-y="-1.17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5:.HU15])" office:value-type="float" office:value="20">
            <text:p>20,0</text:p>
          </table:table-cell>
          <table:table-cell table:style-name="ce29" table:number-columns-repeated="56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28.854cm" svg:y="8.715cm" draw:caption-point-x="2.048cm" draw:caption-point-y="-1.48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44.45cm" svg:y="8.036cm" draw:caption-point-x="2.259cm" draw:caption-point-y="-0.80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6:.HU16])" office:value-type="float" office:value="14.5">
            <text:p>14,5</text:p>
          </table:table-cell>
          <table:table-cell table:style-name="ce29" table:number-columns-repeated="110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7:.HU17])" office:value-type="float" office:value="10">
            <text:p>10,0</text:p>
          </table:table-cell>
          <table:table-cell table:style-name="ce29" table:number-columns-repeated="135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8:.HU18])" office:value-type="float" office:value="5">
            <text:p>5,0</text:p>
          </table:table-cell>
          <table:table-cell table:style-name="ce29" table:number-columns-repeated="90"/>
          <table:table-cell table:style-name="ce29" office:value-type="float" office:value="1.5">
            <office:annotation office:display="true" draw:style-name="gr3" draw:text-style-name="P2" svg:width="2.899cm" svg:height="0.991cm" svg:x="208.813cm" svg:y="10.037cm" draw:caption-point-x="1.766cm" draw:caption-point-y="-0.8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9:.HU19])" office:value-type="float" office:value="13">
            <text:p>13,0</text:p>
          </table:table-cell>
          <table:table-cell table:style-name="ce29" table:number-columns-repeated="154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0:.HU20])" office:value-type="float" office:value="4.5">
            <text:p>4,5</text:p>
          </table:table-cell>
          <table:table-cell table:style-name="ce29" table:number-columns-repeated="155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1:.HU21])" office:value-type="float" office:value="5">
            <text:p>5,0</text:p>
          </table:table-cell>
          <table:table-cell table:style-name="ce29" table:number-columns-repeated="161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2:.HU22])" office:value-type="float" office:value="24.5">
            <text:p>24,5</text:p>
          </table:table-cell>
          <table:table-cell table:style-name="ce29" table:number-columns-repeated="147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3:.HU23])" office:value-type="float" office:value="36">
            <text:p>36,0</text:p>
          </table:table-cell>
          <table:table-cell table:style-name="ce29" table:number-columns-repeated="118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4:.HU24])" office:value-type="float" office:value="151.5">
            <text:p>151,5</text:p>
          </table:table-cell>
          <table:table-cell table:style-name="ce29" table:number-columns-repeated="16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65.278cm" svg:y="12.431cm" draw:caption-point-x="0.781cm" draw:caption-point-y="1.22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68.927cm" svg:y="12.173cm" draw:caption-point-x="-0.61cm" draw:caption-point-y="1.48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09.331cm" svg:y="12.906cm" draw:caption-point-x="1.248cm" draw:caption-point-y="0.75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10.577cm" svg:y="14.69cm" draw:caption-point-x="2.26cm" draw:caption-point-y="-1.0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15.705cm" svg:y="12.205cm" draw:caption-point-x="-0.61cm" draw:caption-point-y="1.45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78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5:.HU25])" office:value-type="float" office:value="87.5">
            <text:p>87,5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28.28cm" svg:y="12.98cm" draw:caption-point-x="-0.61cm" draw:caption-point-y="1.50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181.833cm" svg:y="13.018cm" draw:caption-point-x="-0.61cm" draw:caption-point-y="1.46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197.475cm" svg:y="15.554cm" draw:caption-point-x="1.813cm" draw:caption-point-y="-1.07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29.607cm" svg:y="12.935cm" draw:caption-point-x="1.295cm" draw:caption-point-y="1.54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260.703cm" svg:y="15.336cm" draw:caption-point-x="1.813cm" draw:caption-point-y="-0.85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58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6:.HU26])" office:value-type="float" office:value="4">
            <text:p>4,0</text:p>
          </table:table-cell>
          <table:table-cell table:style-name="ce29" table:number-columns-repeated="21"/>
          <table:table-cell table:style-name="ce29" office:value-type="float" office:value="1.5">
            <office:annotation office:display="true" draw:style-name="gr2" draw:text-style-name="P2" svg:width="2.899cm" svg:height="1.386cm" svg:x="55.378cm" svg:y="13.813cm" draw:caption-point-x="-0.61cm" draw:caption-point-y="1.48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83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7:.HU27])" office:value-type="float" office:value="30">
            <text:p>30,0</text:p>
          </table:table-cell>
          <table:table-cell table:style-name="ce29" table:number-columns-repeated="13"/>
          <table:table-cell table:style-name="ce29" office:value-type="float" office:value="1">
            <office:annotation office:display="true" draw:style-name="gr3" draw:text-style-name="P2" svg:width="2.899cm" svg:height="0.991cm" svg:x="35.291cm" svg:y="14.525cm" draw:caption-point-x="1.412cm" draw:caption-point-y="1.59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9.571cm" svg:y="14.625cm" draw:caption-point-x="-0.61cm" draw:caption-point-y="1.49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7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8:.HU28])" office:value-type="float" office:value="62">
            <text:p>62,0</text:p>
          </table:table-cell>
          <table:table-cell table:style-name="ce29" table:number-columns-repeated="20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64.411cm" svg:y="15.934cm" draw:caption-point-x="-0.61cm" draw:caption-point-y="1.48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92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9:.HU29])" office:value-type="float" office:value="71">
            <text:p>71,0</text:p>
          </table:table-cell>
          <table:table-cell table:style-name="ce29" table:number-columns-repeated="8"/>
          <table:table-cell table:style-name="ce29" office:value-type="float" office:value="3.5">
            <office:annotation office:display="true" draw:style-name="gr1" draw:text-style-name="P2" svg:width="2.899cm" svg:height="0.669cm" svg:x="25.63cm" svg:y="16.774cm" draw:caption-point-x="-0.218cm" draw:caption-point-y="1.46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02.156cm" svg:y="16.785cm" draw:caption-point-x="-0.61cm" draw:caption-point-y="1.45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13.941cm" svg:y="17.397cm" draw:caption-point-x="1.154cm" draw:caption-point-y="0.84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61.291cm" svg:y="17.527cm" draw:caption-point-x="1.225cm" draw:caption-point-y="0.71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92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0:.HU30])" office:value-type="float" office:value="117.5">
            <text:p>117,5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18.102cm" svg:y="20.086cm" draw:caption-point-x="0.536cm" draw:caption-point-y="-1.02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19.551cm" svg:y="17.19cm" draw:caption-point-x="1.345cm" draw:caption-point-y="1.87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28.28cm" svg:y="17.563cm" draw:caption-point-x="-0.61cm" draw:caption-point-y="1.50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52.526cm" svg:y="17.848cm" draw:caption-point-x="-0.016cm" draw:caption-point-y="1.21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69.403cm" svg:y="17.549cm" draw:caption-point-x="1.172cm" draw:caption-point-y="1.51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73.443cm" svg:y="17.579cm" draw:caption-point-x="-0.61cm" draw:caption-point-y="1.48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32.154cm" svg:y="17.589cm" draw:caption-point-x="-0.61cm" draw:caption-point-y="1.47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63.086cm" svg:y="17.643cm" draw:caption-point-x="0.072cm" draw:caption-point-y="1.42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77.458cm" svg:y="17.646cm" draw:caption-point-x="1.507cm" draw:caption-point-y="1.41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81.833cm" svg:y="17.601cm" draw:caption-point-x="-0.61cm" draw:caption-point-y="1.46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98.134cm" svg:y="20.184cm" draw:caption-point-x="1.154cm" draw:caption-point-y="-1.1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06.109cm" svg:y="17.089cm" draw:caption-point-x="2.212cm" draw:caption-point-y="1.97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09.424cm" svg:y="17.794cm" draw:caption-point-x="1.155cm" draw:caption-point-y="1.2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10.083cm" svg:y="20.141cm" draw:caption-point-x="2.754cm" draw:caption-point-y="-1.07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13.448cm" svg:y="20.118cm" draw:caption-point-x="1.647cm" draw:caption-point-y="-1.05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29.019cm" svg:y="17.847cm" draw:caption-point-x="1.883cm" draw:caption-point-y="1.21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44.379cm" svg:y="18.133cm" draw:caption-point-x="2.33cm" draw:caption-point-y="0.93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57.763cm" svg:y="18.182cm" draw:caption-point-x="2.495cm" draw:caption-point-y="0.88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52.251cm" svg:y="18.904cm" draw:caption-point-x="0.59cm" draw:caption-point-y="0.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92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1:.HU31])" office:value-type="float" office:value="115">
            <text:p>115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34.413cm" svg:y="18.41cm" draw:caption-point-x="-0.61cm" draw:caption-point-y="1.47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06.885cm" svg:y="21.03cm" draw:caption-point-x="1.436cm" draw:caption-point-y="-1.14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44.755cm" svg:y="20.944cm" draw:caption-point-x="1.954cm" draw:caption-point-y="-1.05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57.927cm" svg:y="20.785cm" draw:caption-point-x="2.331cm" draw:caption-point-y="-0.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92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2:.HU32])" office:value-type="float" office:value="11.5">
            <text:p>11,5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20.597cm" svg:y="20.279cm" draw:caption-point-x="-0.343cm" draw:caption-point-y="0.42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92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3:.HU33])" office:value-type="float" office:value="16.5">
            <text:p>16,5</text:p>
          </table:table-cell>
          <table:table-cell table:style-name="ce29" table:number-columns-repeated="13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47.617cm" svg:y="22.679cm" draw:caption-point-x="2.966cm" draw:caption-point-y="-1.15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92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4:.HU34])" office:value-type="float" office:value="90">
            <text:p>90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37.313cm" svg:y="20.94cm" draw:caption-point-x="-0.61cm" draw:caption-point-y="1.49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83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5:.HU35])" office:value-type="float" office:value="3.5">
            <text:p>3,5</text:p>
          </table:table-cell>
          <table:table-cell table:style-name="ce29" table:number-columns-repeated="173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94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7.5">
            <text:p>11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0">
            <text:p>9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7">
            <text:p>1097</text:p>
          </table:table-cell>
          <table:table-cell table:formula="of:=[TimeLog.B6]" office:value-type="float" office:value="1044">
            <text:p>1044</text:p>
          </table:table-cell>
          <table:table-cell table:formula="of:=[.B3]/[.A3]" office:value-type="float" office:value="0.951686417502279">
            <text:p>0,95168641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7" table:formula="of:=SUM([TimeLog.CO14:.DZ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7" table:formula="of:=SUM([TimeLog.CO15:.DZ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7" table:formula="of:=SUM([TimeLog.CO16:.DZ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7" table:formula="of:=SUM([TimeLog.CO17:.DZ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7" table:formula="of:=SUM([TimeLog.CO18:.DZ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7" table:formula="of:=SUM([TimeLog.CO19:.DZ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7" table:formula="of:=SUM([TimeLog.CO20:.DZ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7" table:formula="of:=SUM([TimeLog.CO21:.DZ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7" table:formula="of:=SUM([TimeLog.CO22:.DZ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7" table:formula="of:=SUM([TimeLog.CO23:.DZ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7" table:formula="of:=SUM([TimeLog.CO24:.DZ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7" table:formula="of:=SUM([TimeLog.CO25:.DZ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7" table:formula="of:=SUM([TimeLog.CO26:.DZ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O27:.DZ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7" table:formula="of:=SUM([TimeLog.CO28:.DZ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7" table:formula="of:=SUM([TimeLog.CO29:.DZ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7" table:formula="of:=SUM([TimeLog.CO30:.DZ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7" table:formula="of:=SUM([TimeLog.CO31:.DZ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7" table:formula="of:=SUM([TimeLog.CO32:.DZ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7" table:formula="of:=SUM([TimeLog.CO33:.DZ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7" table:formula="of:=SUM([TimeLog.CO34:.DZ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7" table:formula="of:=SUM([TimeLog.CO35:.DZ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O36:.DZ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O37:.DZ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CO38:.DZ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CO39:.DZ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9">
            <text:p>2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9/09/2015</text:date>, <text:time>12:1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9T12:12:50</dc:date>
    <dc:creator>Juste Raimbault</dc:creator>
    <meta:editing-duration>P16DT12H54M17S</meta:editing-duration>
    <meta:editing-cycles>494</meta:editing-cycles>
    <meta:generator>OpenOffice/4.1.1$Unix OpenOffice.org_project/411m6$Build-9775</meta:generator>
    <meta:document-statistic meta:table-count="9" meta:cell-count="414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U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U6" chart:class="chart:bar">
            <chart:data-point chart:repeated="2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HU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